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Other Agency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463">
            <text:p>463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08">
            <text:p>20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463">
            <text:p>1463</text:p>
          </table:table-cell>
          <table:table-cell table:style-name="ce22" office:value-type="float" office:value="161">
            <text:p>16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848">
            <text:p>848</text:p>
          </table:table-cell>
          <table:table-cell table:style-name="ce22" office:value-type="float" office:value="47">
            <text:p>47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636">
            <text:p>2636</text:p>
          </table:table-cell>
          <table:table-cell table:style-name="ce22" office:value-type="float" office:value="209">
            <text:p>20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099">
            <text:p>3099</text:p>
          </table:table-cell>
          <table:table-cell table:style-name="ce22" office:value-type="float" office:value="225">
            <text:p>225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